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6cm"/>
      <style:text-properties fo:color="#d4d4d4" style:font-name="Droid Sans Mono" fo:font-size="9.60000038146973pt" fo:font-weight="normal" fo:background-color="#1e1e1e"/>
    </style:style>
    <style:style style:name="P2" style:family="paragraph" style:parent-style-name="Standard">
      <style:paragraph-properties style:line-height-at-least="0.46cm"/>
      <style:text-properties fo:color="#569cd6" style:font-name="Droid Sans Mono" fo:font-size="9.60000038146973pt" fo:font-weight="normal" fo:background-color="#1e1e1e"/>
    </style:style>
    <style:style style:name="P3" style:family="paragraph" style:parent-style-name="Standard">
      <style:paragraph-properties style:line-height-at-least="0.46cm"/>
      <style:text-properties fo:color="#6a9955" style:font-name="Droid Sans Mono" fo:font-size="9.60000038146973pt" fo:font-weight="normal" fo:background-color="#1e1e1e"/>
    </style:style>
    <style:style style:name="P4" style:family="paragraph" style:parent-style-name="Standard">
      <style:paragraph-properties style:line-height-at-least="0.46cm"/>
      <style:text-properties fo:color="#c586c0" style:font-name="Droid Sans Mono" fo:font-size="9.60000038146973pt" fo:font-weight="normal" fo:background-color="#1e1e1e"/>
    </style:style>
    <style:style style:name="P5" style:family="paragraph" style:parent-style-name="Standard">
      <style:paragraph-properties style:line-height-at-least="0.46cm"/>
    </style:style>
    <style:style style:name="P6" style:family="paragraph" style:parent-style-name="Standard">
      <style:paragraph-properties fo:margin-top="0cm" fo:margin-bottom="0.499cm" loext:contextual-spacing="false" style:line-height-at-least="0.46cm"/>
    </style:style>
    <style:style style:name="T1" style:family="text">
      <style:text-properties fo:color="#c586c0"/>
    </style:style>
    <style:style style:name="T2" style:family="text">
      <style:text-properties fo:color="#ce9178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569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?php</text:p>
      <text:p text:style-name="P6"/>
      <text:p text:style-name="P1"><text:span text:style-name="T1">require_once</text:span>(<text:span text:style-name="T2">"../../globals.php"</text:span>);</text:p>
      <text:p text:style-name="P6"/>
      <text:p text:style-name="P3">// $db=array(</text:p>
      <text:p text:style-name="P3">// 'host'=&gt;'localhost',</text:p>
      <text:p text:style-name="P3">// 'user'=&gt;'root',</text:p>
      <text:p text:style-name="P3">// 'pass'=&gt;'root',</text:p>
      <text:p text:style-name="P3">// 'db'=&gt;'openemr'</text:p>
      <text:p text:style-name="P3">// );</text:p>
      <text:p text:style-name="P6"/>
      <text:p text:style-name="P3">// $table = 'form_sample';</text:p>
      <text:p text:style-name="P6"/>
      <text:p text:style-name="P3">// $primaryKey = 'id'; </text:p>
      <text:p text:style-name="P5"/>
      <text:p text:style-name="P3">// $columns = array( </text:p>
      <text:p text:style-name="P3">// array( 'db' =&gt; 'id', 'dt' =&gt; 0 ), </text:p>
      <text:p text:style-name="P3">// array( 'db' =&gt; 'name', 'dt' =&gt; 1 ), </text:p>
      <text:p text:style-name="P3">// array( 'db' =&gt; 'fname', 'dt' =&gt; 2 ), </text:p>
      <text:p text:style-name="P3">// array( 'db' =&gt; 'firstname', 'dt' =&gt; 3 ), </text:p>
      <text:p text:style-name="P3">// array( 'db' =&gt; 'date', 'dt' =&gt; 4 ),</text:p>
      <text:p text:style-name="P3">// array( </text:p>
      <text:p text:style-name="P3">// 'db' =&gt; 'id', </text:p>
      <text:p text:style-name="P3">// 'dt' =&gt; 5, </text:p>
      <text:p text:style-name="P3">// 'formatter' =&gt; function( $d, $row ) { </text:p>
      <text:p text:style-name="P3">// return ' </text:p>
      <text:p text:style-name="P3">// &lt;a href="update.php?id='.$d.'"&gt;Edit&lt;/a&gt;&amp;nbsp; </text:p>
      <text:p text:style-name="P3">// &lt;a href="sample.php?id='.$d.'"&gt;Delete&lt;/a&gt; </text:p>
      <text:p text:style-name="P3">// '; </text:p>
      <text:p text:style-name="P3">// } </text:p>
      <text:p text:style-name="P3">// ) </text:p>
      <text:p text:style-name="P3">// ); </text:p>
      <text:p text:style-name="P3">// $searchFilter = array(); </text:p>
      <text:p text:style-name="P5"/>
      <text:p text:style-name="P3">// if(!empty($_GET['search_keywords'])){ </text:p>
      <text:p text:style-name="P3">// $searchFilter['search'] = array( </text:p>
      <text:p text:style-name="P3">// 'name' =&gt; $_GET['search_keywords'], </text:p>
      <text:p text:style-name="P3">// 'fname' =&gt; $_GET['search_keywords'], </text:p>
      <text:p text:style-name="P3">// 'firstname' =&gt; $_GET['search_keywords'], </text:p>
      <text:p text:style-name="P3">// 'date' =&gt; $_GET['search_keywords'] </text:p>
      <text:p text:style-name="P3">// ); </text:p>
      <text:p text:style-name="P3">// } </text:p>
      <text:p text:style-name="P5"/>
      <text:p text:style-name="P3">// if(!empty($_GET['filter_option'])){ </text:p>
      <text:p text:style-name="P3">// $searchFilter['filter'] = array( </text:p>
      <text:p text:style-name="P3">// 'name' =&gt; $_GET['filter_option'] </text:p>
      <text:p text:style-name="P3">// ); </text:p>
      <text:p text:style-name="P3">// } </text:p>
      <text:p text:style-name="P3">// require 'ssp.class.php'; </text:p>
      <text:p text:style-name="P5"/>
      <text:p text:style-name="P3">// echo json_encode( </text:p>
      <text:p text:style-name="P3"><text:soft-page-break/>// SSP::simple( $_GET, $db, $table, $primaryKey, $columns, $searchFilter ) </text:p>
      <text:p text:style-name="P3">// );</text:p>
      <text:p text:style-name="P6"/>
      <text:p text:style-name="P1"><text:span text:style-name="T3">$column</text:span> = <text:span text:style-name="T4">array</text:span>(<text:span text:style-name="T2">'ID'</text:span>, <text:span text:style-name="T2">'Name'</text:span>, <text:span text:style-name="T2">'FirstName'</text:span>, <text:span text:style-name="T2">'Date'</text:span>);</text:p>
      <text:p text:style-name="P5"/>
      <text:p text:style-name="P1"><text:span text:style-name="T3">$query</text:span> = <text:span text:style-name="T2">"</text:span></text:p>
      <text:p text:style-name="P1"><text:span text:style-name="T2">SELECT * FROM form_sample "</text:span>;</text:p>
      <text:p text:style-name="P5"/>
      <text:p text:style-name="P1"><text:span text:style-name="T1">if</text:span>(<text:span text:style-name="T4">isset</text:span>(<text:span text:style-name="T3">$_POST</text:span>[<text:span text:style-name="T2">'name'</text:span>]) &amp;&amp; <text:span text:style-name="T3">$_POST</text:span>[<text:span text:style-name="T2">'name'</text:span>] != <text:span text:style-name="T2">''</text:span>)</text:p>
      <text:p text:style-name="P1">{</text:p>
      <text:p text:style-name="P1"><text:span text:style-name="T3">$query</text:span> .= <text:span text:style-name="T2">'</text:span></text:p>
      <text:p text:style-name="P1"><text:span text:style-name="T2">WHERE name = "'</text:span>.<text:span text:style-name="T3">$_POST</text:span>[<text:span text:style-name="T2">'name'</text:span>].<text:span text:style-name="T2">'" '</text:span>;</text:p>
      <text:p text:style-name="P1">}</text:p>
      <text:p text:style-name="P6"/>
      <text:p text:style-name="P1"><text:span text:style-name="T1">if</text:span>(<text:span text:style-name="T4">isset</text:span>(<text:span text:style-name="T3">$_POST</text:span>[<text:span text:style-name="T2">'order'</text:span>]))</text:p>
      <text:p text:style-name="P1">{</text:p>
      <text:p text:style-name="P1"><text:span text:style-name="T3">$query</text:span> .= <text:span text:style-name="T2">'ORDER BY '</text:span>.<text:span text:style-name="T3">$column</text:span>[<text:span text:style-name="T3">$_POST</text:span>[<text:span text:style-name="T2">'order'</text:span>][<text:span text:style-name="T2">'0'</text:span>][<text:span text:style-name="T2">'column'</text:span>]].<text:span text:style-name="T2">' '</text:span>.<text:span text:style-name="T3">$_POST</text:span>[<text:span text:style-name="T2">'order'</text:span>][<text:span text:style-name="T2">'0'</text:span>][<text:span text:style-name="T2">'dir'</text:span>].<text:span text:style-name="T2">' '</text:span>;</text:p>
      <text:p text:style-name="P1">}</text:p>
      <text:p text:style-name="P4">else</text:p>
      <text:p text:style-name="P1">{</text:p>
      <text:p text:style-name="P1"><text:span text:style-name="T3">$query</text:span> .= <text:span text:style-name="T2">'ORDER BY id DESC '</text:span>;</text:p>
      <text:p text:style-name="P1">}</text:p>
      <text:p text:style-name="P6"/>
      <text:p text:style-name="P1"><text:span text:style-name="T3">$query1</text:span> = <text:span text:style-name="T2">''</text:span>;</text:p>
      <text:p text:style-name="P5"/>
      <text:p text:style-name="P1"><text:span text:style-name="T1">if</text:span>(<text:span text:style-name="T3">$_POST</text:span>[<text:span text:style-name="T2">"length"</text:span>] != -<text:span text:style-name="T5">1</text:span>)</text:p>
      <text:p text:style-name="P1">{</text:p>
      <text:p text:style-name="P1"><text:span text:style-name="T3">$query1</text:span> = <text:span text:style-name="T2">'LIMIT '</text:span> . <text:span text:style-name="T3">$_POST</text:span>[<text:span text:style-name="T2">'start'</text:span>] . <text:span text:style-name="T2">', '</text:span> . <text:span text:style-name="T3">$_POST</text:span>[<text:span text:style-name="T2">'length'</text:span>];</text:p>
      <text:p text:style-name="P1">}</text:p>
      <text:p text:style-name="P6"/>
      <text:p text:style-name="P1"><text:span text:style-name="T3">$statement</text:span> = <text:span text:style-name="T4">sqlStatement</text:span>(<text:span text:style-name="T3">$query</text:span>);</text:p>
      <text:p text:style-name="P1"><text:span text:style-name="T3">$number_filter_row</text:span> = <text:span text:style-name="T3">$statement</text:span>-&gt;<text:span text:style-name="T4">rowCount</text:span>();</text:p>
      <text:p text:style-name="P1"><text:span text:style-name="T3">$statement</text:span> = <text:span text:style-name="T4">sqlStatement</text:span>(<text:span text:style-name="T3">$query</text:span> . <text:span text:style-name="T3">$query1</text:span>);</text:p>
      <text:p text:style-name="P3">// $result = sqlFetchArray($statement);</text:p>
      <text:p text:style-name="P5"/>
      <text:p text:style-name="P1"><text:span text:style-name="T3">$data</text:span> = <text:span text:style-name="T4">array</text:span>();</text:p>
      <text:p text:style-name="P5"/>
      <text:p text:style-name="P1"><text:span text:style-name="T1">while</text:span>(<text:span text:style-name="T3">$row</text:span> = <text:span text:style-name="T4">sqlFetchArray</text:span>(<text:span text:style-name="T3">$statement</text:span>))</text:p>
      <text:p text:style-name="P1">{</text:p>
      <text:p text:style-name="P1"><text:span text:style-name="T3">$sub_array</text:span> = <text:span text:style-name="T4">array</text:span>();</text:p>
      <text:p text:style-name="P1"><text:span text:style-name="T3">$sub_array</text:span>[] = <text:span text:style-name="T3">$row</text:span>[<text:span text:style-name="T2">'id'</text:span>];</text:p>
      <text:p text:style-name="P1"><text:span text:style-name="T3">$sub_array</text:span>[] = <text:span text:style-name="T3">$row</text:span>[<text:span text:style-name="T2">'name'</text:span>];</text:p>
      <text:p text:style-name="P1"><text:span text:style-name="T3">$sub_array</text:span>[] = <text:span text:style-name="T3">$row</text:span>[<text:span text:style-name="T2">'fname'</text:span>];</text:p>
      <text:p text:style-name="P1"><text:span text:style-name="T3">$sub_array</text:span>[] = <text:span text:style-name="T3">$row</text:span>[<text:span text:style-name="T2">'firstname'</text:span>];</text:p>
      <text:p text:style-name="P1"><text:span text:style-name="T3">$sub_array</text:span>[] = <text:span text:style-name="T3">$row</text:span>[<text:span text:style-name="T2">'date'</text:span>];</text:p>
      <text:p text:style-name="P1"><text:span text:style-name="T3">$data</text:span>[] = <text:span text:style-name="T3">$sub_array</text:span>;</text:p>
      <text:p text:style-name="P1">}</text:p>
      <text:p text:style-name="P6"/>
      <text:p text:style-name="P1"><text:span text:style-name="T6">function</text:span> <text:span text:style-name="T4">count_all_data</text:span>()</text:p>
      <text:p text:style-name="P1"><text:soft-page-break/>{</text:p>
      <text:p text:style-name="P1"><text:span text:style-name="T3">$query</text:span> = <text:span text:style-name="T2">"</text:span><text:span text:style-name="T6">SELECT</text:span><text:span text:style-name="T2"> </text:span>*<text:span text:style-name="T2"> </text:span><text:span text:style-name="T6">FROM</text:span><text:span text:style-name="T2"> form_sample"</text:span>;</text:p>
      <text:p text:style-name="P1"><text:span text:style-name="T3">$statement</text:span> = <text:span text:style-name="T4">sqlStatement</text:span>(<text:span text:style-name="T3">$query</text:span>);</text:p>
      <text:p text:style-name="P5"/>
      <text:p text:style-name="P1"><text:span text:style-name="T1">return</text:span> <text:span text:style-name="T3">$statement</text:span>-&gt;<text:span text:style-name="T4">rowCount</text:span>();</text:p>
      <text:p text:style-name="P1">}</text:p>
      <text:p text:style-name="P5"/>
      <text:p text:style-name="P1"><text:span text:style-name="T3">$output</text:span> = <text:span text:style-name="T4">array</text:span>(</text:p>
      <text:p text:style-name="P1"><text:span text:style-name="T2">"draw"</text:span> =&gt; <text:span text:style-name="T4">intval</text:span>(<text:span text:style-name="T3">$_POST</text:span>[<text:span text:style-name="T2">"draw"</text:span>]),</text:p>
      <text:p text:style-name="P1"><text:span text:style-name="T2">"recordsTotal"</text:span> =&gt; <text:span text:style-name="T4">count_all_data</text:span>(),</text:p>
      <text:p text:style-name="P1"><text:span text:style-name="T2">"recordsFiltered"</text:span> =&gt; <text:span text:style-name="T3">$number_filter_row</text:span>,</text:p>
      <text:p text:style-name="P1"><text:span text:style-name="T2">"data"</text:span> =&gt; <text:span text:style-name="T3">$data</text:span></text:p>
      <text:p text:style-name="P1">);</text:p>
      <text:p text:style-name="P1"><text:span text:style-name="T4">echo</text:span> <text:span text:style-name="T4">json_encode</text:span>(<text:span text:style-name="T3">$output</text:span>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0:16:14.929952961</meta:creation-date>
    <dc:date>2022-09-28T10:16:53.318604584</dc:date>
    <meta:editing-duration>PT42S</meta:editing-duration>
    <meta:editing-cycles>1</meta:editing-cycles>
    <meta:document-statistic meta:table-count="0" meta:image-count="0" meta:object-count="0" meta:page-count="3" meta:paragraph-count="94" meta:word-count="312" meta:character-count="2292" meta:non-whitespace-character-count="2040"/>
    <meta:generator>LibreOffice/6.0.7.3$Linux_X86_64 LibreOffice_project/00m0$Build-3</meta:generator>
  </office:meta>
</office:document-meta>
</file>